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77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2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ff"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4"/>
        <table:table-column table:style-name="co2" table:number-columns-repeated="4" table:default-cell-style-name="ce6"/>
        <table:table-column table:style-name="co2" table:default-cell-style-name="ce8"/>
        <table:table-column table:style-name="co2" table:default-cell-style-name="ce9"/>
        <table:table-column table:style-name="co3" table:default-cell-style-name="ce10"/>
        <table:table-column table:style-name="co4" table:default-cell-style-name="ce8"/>
        <table:table-column table:style-name="co5" table:default-cell-style-name="ce8"/>
        <table:table-row table:style-name="ro1">
          <table:table-cell/>
          <table:table-cell table:style-name="ce1" table:number-columns-spanned="10" table:number-rows-spanned="1"/>
          <table:covered-table-cell table:number-columns-repeated="2" table:style-name="ce1"/>
          <table:covered-table-cell table:number-columns-repeated="3" table:style-name="ce5"/>
          <table:covered-table-cell table:number-columns-repeated="4" table:style-name="ce1"/>
        </table:table-row>
        <table:table-row table:style-name="ro1">
          <table:table-cell/>
          <table:table-cell table:style-name="ce2" office:value-type="string" calcext:value-type="string" table:number-columns-spanned="10" table:number-rows-spanned="1">
            <text:p>BOLETIM DO ALUNO</text:p>
          </table:table-cell>
          <table:covered-table-cell table:style-name="ce5"/>
          <table:covered-table-cell table:style-name="ce1"/>
          <table:covered-table-cell table:style-name="ce7"/>
          <table:covered-table-cell table:number-columns-repeated="3" table:style-name="ce1"/>
          <table:covered-table-cell table:number-columns-repeated="3" table:style-name="ce5"/>
        </table:table-row>
        <table:table-row table:style-name="ro1">
          <table:table-cell/>
          <table:table-cell table:style-name="ce3" office:value-type="string" calcext:value-type="string">
            <text:p>Matéria</text:p>
          </table:table-cell>
          <table:table-cell table:style-name="ce3" office:value-type="string" calcext:value-type="string">
            <text:p>Prova</text:p>
          </table:table-cell>
          <table:table-cell table:style-name="ce3" office:value-type="string" calcext:value-type="string">
            <text:p>Trabalho</text:p>
          </table:table-cell>
          <table:table-cell table:style-name="ce3" office:value-type="string" calcext:value-type="string">
            <text:p>Teste</text:p>
          </table:table-cell>
          <table:table-cell table:style-name="ce3" office:value-type="string" calcext:value-type="string">
            <text:p>Qualitativo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Frequência</text:p>
          </table:table-cell>
          <table:table-cell table:style-name="ce3" office:value-type="string" calcext:value-type="string">
            <text:p>Aprovado/nota</text:p>
          </table:table-cell>
          <table:table-cell table:style-name="ce3" office:value-type="string" calcext:value-type="string">
            <text:p>Aprovado/frequência</text:p>
          </table:table-cell>
          <table:table-cell table:style-name="ce3" office:value-type="string" calcext:value-type="string">
            <text:p>Aprovado</text:p>
          </table:table-cell>
        </table:table-row>
        <table:table-row table:style-name="ro1">
          <table:table-cell/>
          <table:table-cell office:value-type="string" calcext:value-type="string">
            <text:p>Matemática</text:p>
          </table:table-cell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table:formula="of:=AVERAGE([.C4:.F4])" office:value-type="float" office:value="6" calcext:value-type="float">
            <text:p>6</text:p>
          </table:table-cell>
          <table:table-cell office:value-type="percentage" office:value="0.45" calcext:value-type="percentage">
            <text:p>45%</text:p>
          </table:table-cell>
          <table:table-cell table:formula="of:=IF([.G4]&gt;=7;&quot;APROVADO&quot;;&quot;REPROVADO&quot;)" office:value-type="string" office:string-value="REPROVADO" calcext:value-type="string">
            <text:p>REPROVADO</text:p>
          </table:table-cell>
          <table:table-cell table:formula="of:=IF([.H4]&gt;=60%;&quot;APROVADO&quot;;&quot;REPROVADO&quot;)" office:value-type="string" office:string-value="REPROVADO" calcext:value-type="string">
            <text:p>REPROVADO</text:p>
          </table:table-cell>
          <table:table-cell table:formula="of:=IF([.G4]&gt;=7;IF([.H4]&gt;=60%;&quot;APROVADO&quot;;&quot;REPROVADO&quot;);&quot;REPROVADO&quot;)" office:value-type="string" office:string-value="REPROVADO" calcext:value-type="string">
            <text:p>REPROVADO</text:p>
          </table:table-cell>
        </table:table-row>
        <table:table-row table:style-name="ro1">
          <table:table-cell/>
          <table:table-cell office:value-type="string" calcext:value-type="string">
            <text:p>Português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</text:p>
          </table:table-cell>
          <table:table-cell table:number-columns-repeated="2" office:value-type="float" office:value="5" calcext:value-type="float">
            <text:p>5,00</text:p>
          </table:table-cell>
          <table:table-cell table:formula="of:=AVERAGE([.C5:.F5])" office:value-type="float" office:value="5" calcext:value-type="float">
            <text:p>5</text:p>
          </table:table-cell>
          <table:table-cell office:value-type="percentage" office:value="0.78" calcext:value-type="percentage">
            <text:p>78%</text:p>
          </table:table-cell>
          <table:table-cell table:formula="of:=IF([.G5]&gt;=7;&quot;APROVADO&quot;;&quot;REPROVADO&quot;)" office:value-type="string" office:string-value="REPROVADO" calcext:value-type="string">
            <text:p>REPROVADO</text:p>
          </table:table-cell>
          <table:table-cell table:formula="of:=IF([.H5]&gt;=60%;&quot;APROVADO&quot;;&quot;REPROVADO&quot;)" office:value-type="string" office:string-value="APROVADO" calcext:value-type="string">
            <text:p>APROVADO</text:p>
          </table:table-cell>
          <table:table-cell table:formula="of:=IF([.G5]&gt;=7;IF([.H5]&gt;=60%;&quot;APROVADO&quot;;&quot;REPROVADO&quot;);&quot;REPROVADO&quot;)" office:value-type="string" office:string-value="REPROVADO" calcext:value-type="string">
            <text:p>REPROVADO</text:p>
          </table:table-cell>
        </table:table-row>
        <table:table-row table:style-name="ro1">
          <table:table-cell/>
          <table:table-cell office:value-type="string" calcext:value-type="string">
            <text:p>História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  <table:table-cell table:formula="of:=AVERAGE([.C6:.F6])" office:value-type="float" office:value="4.75" calcext:value-type="float">
            <text:p>4,75</text:p>
          </table:table-cell>
          <table:table-cell office:value-type="percentage" office:value="0.9" calcext:value-type="percentage">
            <text:p>90%</text:p>
          </table:table-cell>
          <table:table-cell table:formula="of:=IF([.G6]&gt;=7;&quot;APROVADO&quot;;&quot;REPROVADO&quot;)" office:value-type="string" office:string-value="REPROVADO" calcext:value-type="string">
            <text:p>REPROVADO</text:p>
          </table:table-cell>
          <table:table-cell table:formula="of:=IF([.H6]&gt;=60%;&quot;APROVADO&quot;;&quot;REPROVADO&quot;)" office:value-type="string" office:string-value="APROVADO" calcext:value-type="string">
            <text:p>APROVADO</text:p>
          </table:table-cell>
          <table:table-cell table:formula="of:=IF([.G6]&gt;=7;IF([.H6]&gt;=60%;&quot;APROVADO&quot;;&quot;REPROVADO&quot;);&quot;REPROVADO&quot;)" office:value-type="string" office:string-value="REPROVADO" calcext:value-type="string">
            <text:p>REPROVADO</text:p>
          </table:table-cell>
        </table:table-row>
        <table:table-row table:style-name="ro1">
          <table:table-cell/>
          <table:table-cell office:value-type="string" calcext:value-type="string">
            <text:p>Inglês</text:p>
          </table:table-cell>
          <table:table-cell office:value-type="float" office:value="9" calcext:value-type="float">
            <text:p>9,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table:formula="of:=AVERAGE([.C7:.F7])" office:value-type="float" office:value="5.25" calcext:value-type="float">
            <text:p>5,25</text:p>
          </table:table-cell>
          <table:table-cell office:value-type="percentage" office:value="0.6" calcext:value-type="percentage">
            <text:p>60%</text:p>
          </table:table-cell>
          <table:table-cell table:formula="of:=IF([.G7]&gt;=7;&quot;APROVADO&quot;;&quot;REPROVADO&quot;)" office:value-type="string" office:string-value="REPROVADO" calcext:value-type="string">
            <text:p>REPROVADO</text:p>
          </table:table-cell>
          <table:table-cell table:formula="of:=IF([.H7]&gt;=60%;&quot;APROVADO&quot;;&quot;REPROVADO&quot;)" office:value-type="string" office:string-value="APROVADO" calcext:value-type="string">
            <text:p>APROVADO</text:p>
          </table:table-cell>
          <table:table-cell table:formula="of:=IF([.G7]&gt;=7;IF([.H7]&gt;=60%;&quot;APROVADO&quot;;&quot;REPROVADO&quot;);&quot;REPROVADO&quot;)" office:value-type="string" office:string-value="REPROVADO" calcext:value-type="string">
            <text:p>REPROVADO</text:p>
          </table:table-cell>
        </table:table-row>
        <table:table-row table:style-name="ro1">
          <table:table-cell/>
          <table:table-cell office:value-type="string" calcext:value-type="string">
            <text:p>Sociologia</text:p>
          </table:table-cell>
          <table:table-cell office:value-type="float" office:value="8" calcext:value-type="float">
            <text:p>8,0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table:formula="of:=AVERAGE([.C8:.F8])" office:value-type="float" office:value="4.25" calcext:value-type="float">
            <text:p>4,25</text:p>
          </table:table-cell>
          <table:table-cell office:value-type="percentage" office:value="0.8" calcext:value-type="percentage">
            <text:p>80%</text:p>
          </table:table-cell>
          <table:table-cell table:formula="of:=IF([.G8]&gt;=7;&quot;APROVADO&quot;;&quot;REPROVADO&quot;)" office:value-type="string" office:string-value="REPROVADO" calcext:value-type="string">
            <text:p>REPROVADO</text:p>
          </table:table-cell>
          <table:table-cell table:formula="of:=IF([.H8]&gt;=60%;&quot;APROVADO&quot;;&quot;REPROVADO&quot;)" office:value-type="string" office:string-value="APROVADO" calcext:value-type="string">
            <text:p>APROVADO</text:p>
          </table:table-cell>
          <table:table-cell table:formula="of:=IF([.G8]&gt;=7;IF([.H8]&gt;=60%;&quot;APROVADO&quot;;&quot;REPROVADO&quot;);&quot;REPROVADO&quot;)" office:value-type="string" office:string-value="REPROVADO" calcext:value-type="string">
            <text:p>REPROVADO</text:p>
          </table:table-cell>
        </table:table-row>
        <table:table-row table:style-name="ro1">
          <table:table-cell/>
          <table:table-cell office:value-type="string" calcext:value-type="string">
            <text:p>Filosofia</text:p>
          </table:table-cell>
          <table:table-cell office:value-type="float" office:value="4" calcext:value-type="float">
            <text:p>4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table:formula="of:=AVERAGE([.C9:.F9])" office:value-type="float" office:value="4.5" calcext:value-type="float">
            <text:p>4,5</text:p>
          </table:table-cell>
          <table:table-cell office:value-type="percentage" office:value="0.57" calcext:value-type="percentage">
            <text:p>57%</text:p>
          </table:table-cell>
          <table:table-cell table:formula="of:=IF([.G9]&gt;=7;&quot;APROVADO&quot;;&quot;REPROVADO&quot;)" office:value-type="string" office:string-value="REPROVADO" calcext:value-type="string">
            <text:p>REPROVADO</text:p>
          </table:table-cell>
          <table:table-cell table:formula="of:=IF([.H9]&gt;=60%;&quot;APROVADO&quot;;&quot;REPROVADO&quot;)" office:value-type="string" office:string-value="REPROVADO" calcext:value-type="string">
            <text:p>REPROVADO</text:p>
          </table:table-cell>
          <table:table-cell table:formula="of:=IF([.G9]&gt;=7;IF([.H9]&gt;=60%;&quot;APROVADO&quot;;&quot;REPROVADO&quot;);&quot;REPROVADO&quot;)" office:value-type="string" office:string-value="REPROVADO" calcext:value-type="string">
            <text:p>REPROVADO</text:p>
          </table:table-cell>
        </table:table-row>
        <table:table-row table:style-name="ro1">
          <table:table-cell/>
          <table:table-cell office:value-type="string" calcext:value-type="string">
            <text:p>Religião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table:number-columns-repeated="2" office:value-type="float" office:value="3" calcext:value-type="float">
            <text:p>3,00</text:p>
          </table:table-cell>
          <table:table-cell table:formula="of:=AVERAGE([.C10:.F10])" office:value-type="float" office:value="3.75" calcext:value-type="float">
            <text:p>3,75</text:p>
          </table:table-cell>
          <table:table-cell office:value-type="percentage" office:value="0.89" calcext:value-type="percentage">
            <text:p>89%</text:p>
          </table:table-cell>
          <table:table-cell table:formula="of:=IF([.G10]&gt;=7;&quot;APROVADO&quot;;&quot;REPROVADO&quot;)" office:value-type="string" office:string-value="REPROVADO" calcext:value-type="string">
            <text:p>REPROVADO</text:p>
          </table:table-cell>
          <table:table-cell table:formula="of:=IF([.H10]&gt;=60%;&quot;APROVADO&quot;;&quot;REPROVADO&quot;)" office:value-type="string" office:string-value="APROVADO" calcext:value-type="string">
            <text:p>APROVADO</text:p>
          </table:table-cell>
          <table:table-cell table:formula="of:=IF([.G10]&gt;=7;IF([.H10]&gt;=60%;&quot;APROVADO&quot;;&quot;REPROVADO&quot;);&quot;REPROVADO&quot;)" office:value-type="string" office:string-value="REPROVADO" calcext:value-type="string">
            <text:p>REPROVADO</text:p>
          </table:table-cell>
        </table:table-row>
        <table:table-row table:style-name="ro1">
          <table:table-cell/>
          <table:table-cell office:value-type="string" calcext:value-type="string">
            <text:p>Educação física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</text:p>
          </table:table-cell>
          <table:table-cell office:value-type="float" office:value="2" calcext:value-type="float">
            <text:p>2,00</text:p>
          </table:table-cell>
          <table:table-cell office:value-type="float" office:value="5" calcext:value-type="float">
            <text:p>5,00</text:p>
          </table:table-cell>
          <table:table-cell table:formula="of:=AVERAGE([.C11:.F11])" office:value-type="float" office:value="4.75" calcext:value-type="float">
            <text:p>4,75</text:p>
          </table:table-cell>
          <table:table-cell office:value-type="percentage" office:value="0.91" calcext:value-type="percentage">
            <text:p>91%</text:p>
          </table:table-cell>
          <table:table-cell table:formula="of:=IF([.G11]&gt;=7;&quot;APROVADO&quot;;&quot;REPROVADO&quot;)" office:value-type="string" office:string-value="REPROVADO" calcext:value-type="string">
            <text:p>REPROVADO</text:p>
          </table:table-cell>
          <table:table-cell table:formula="of:=IF([.H11]&gt;=60%;&quot;APROVADO&quot;;&quot;REPROVADO&quot;)" office:value-type="string" office:string-value="APROVADO" calcext:value-type="string">
            <text:p>APROVADO</text:p>
          </table:table-cell>
          <table:table-cell table:formula="of:=IF([.G11]&gt;=7;IF([.H11]&gt;=60%;&quot;APROVADO&quot;;&quot;REPROVADO&quot;);&quot;REPROVADO&quot;)" office:value-type="string" office:string-value="REPROVADO" calcext:value-type="string">
            <text:p>REPROV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percentage-style style:name="N10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4T19:17:50.035000000</meta:creation-date>
    <dc:date>2024-05-24T20:40:09.513000000</dc:date>
    <meta:editing-duration>PT7M27S</meta:editing-duration>
    <meta:editing-cycles>1</meta:editing-cycles>
    <meta:document-statistic meta:table-count="1" meta:cell-count="91" meta:object-count="0"/>
    <meta:generator>LibreOffice/7.2.3.2$Windows_X86_64 LibreOffice_project/d166454616c1632304285822f9c83ce2e660fd92</meta:generator>
  </office:meta>
</office:document-meta>
</file>